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svg:stroke-width="0.051cm" draw:marker-start-width="0.279cm" draw:marker-end-width="0.279cm" draw:fill="solid" draw:fill-color="#dee6ef" draw:textarea-horizontal-align="justify" draw:textarea-vertical-align="middle" draw:auto-grow-height="false" fo:min-height="0.652cm" fo:min-width="11.833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draw:marker-start-width="0.279cm" draw:marker-end-width="0.279cm" draw:fill="solid" draw:fill-color="#dee6ef" draw:textarea-horizontal-align="justify" draw:textarea-vertical-align="middle" draw:auto-grow-height="false" fo:min-height="0.652cm" fo:min-width="5.483cm" fo:padding-top="0.15cm" fo:padding-bottom="0.15cm" fo:padding-left="0.275cm" fo:padding-right="0.275cm"/>
      <style:paragraph-properties style:writing-mode="lr-tb"/>
    </style:style>
    <style:style style:name="gr4" style:family="graphic" style:parent-style-name="Arrow_20_Line">
      <style:graphic-properties draw:textarea-vertical-align="middle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dee6e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485cm" svg:height="1.195cm" svg:x="10.489cm" svg:y="7.907cm">
          <draw:text-box>
            <text:p text:style-name="P1"><text:span text:style-name="T1">This is Line 1</text:span></text:p>
          </draw:text-box>
        </draw:frame>
        <draw:frame draw:style-name="gr1" draw:text-style-name="P2" draw:layer="layout" svg:width="10.378cm" svg:height="1.195cm" svg:x="7.042cm" svg:y="10.012cm">
          <draw:text-box>
            <text:p text:style-name="P1"><text:span text:style-name="T1">This is Line 2, another line</text:span></text:p>
          </draw:text-box>
        </draw:frame>
        <draw:custom-shape draw:style-name="gr2" draw:text-style-name="P4" draw:layer="layout" svg:width="12.383cm" svg:height="0.952cm" svg:x="6.037cm" svg:y="6.363cm">
          <text:p text:style-name="P3">Top Margin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383cm" svg:height="0.952cm" svg:x="6.037cm" svg:y="11.443cm">
          <text:p text:style-name="P3">Bottom Margin (Same value as Top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033cm" svg:height="0.952cm" draw:transform="rotate (1.5707963267949) translate (4.767cm 12.395cm)">
          <text:p text:style-name="P3">Left Margi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033cm" svg:height="0.952cm" draw:transform="rotate (1.5707963267949) translate (18.737cm 12.395cm)">
          <text:p text:style-name="P3">Right Margin</text:p>
          <draw:enhanced-geometry svg:viewBox="0 0 21600 21600" draw:type="rectangle" draw:enhanced-path="M 0 0 L 21600 0 21600 21600 0 21600 0 0 Z N"/>
        </draw:custom-shape>
        <draw:measure draw:style-name="gr4" draw:text-style-name="P3" draw:layer="measurelines" svg:x1="10.8cm" svg:y1="8.702cm" svg:x2="15.562cm" svg:y2="8.702cm">
          <text:p text:style-name="P5"><text:measure text:kind="gap"/><text:measure text:kind="value">1.87</text:measure><text:s/><text:measure text:kind="unit">"</text:measure><text:measure text:kind="gap"/>Text Width</text:p>
        </draw:measure>
        <draw:measure draw:style-name="gr4" draw:text-style-name="P3" draw:layer="measurelines" svg:x1="6.037cm" svg:y1="9.767cm" svg:x2="10.8cm" svg:y2="9.767cm">
          <text:p text:style-name="P5"><text:measure text:kind="gap"/><text:measure text:kind="value">1.88</text:measure><text:s/><text:measure text:kind="unit">"</text:measure><text:measure text:kind="gap"/>Left Pad</text:p>
        </draw:measure>
        <draw:measure draw:style-name="gr4" draw:text-style-name="P3" draw:layer="measurelines" svg:x1="16.315cm" svg:y1="7.85cm" svg:x2="16.315cm" svg:y2="8.802cm">
          <text:p text:style-name="P5"><text:measure text:kind="gap"/><text:measure text:kind="value">0.37</text:measure><text:s/><text:measure text:kind="unit">"</text:measure><text:measure text:kind="gap"/>Font Height</text:p>
        </draw:measure>
        <draw:measure draw:style-name="gr4" draw:text-style-name="P3" draw:layer="measurelines" svg:x1="18.607cm" svg:y1="10.172cm" svg:x2="18.607cm" svg:y2="7.315cm">
          <text:p text:style-name="P5"><text:measure text:kind="gap"/><text:measure text:kind="value">1.12</text:measure><text:s/><text:measure text:kind="unit">"</text:measure><text:measure text:kind="gap"/>Top Pad</text:p>
        </draw:measure>
        <draw:measure draw:style-name="gr4" draw:text-style-name="P3" draw:layer="measurelines" svg:x1="4.81cm" svg:y1="15.665cm" svg:x2="19.732cm" svg:y2="15.665cm">
          <text:p text:style-name="P5"><text:measure text:kind="gap"/><text:measure text:kind="value">5.87</text:measure><text:s/><text:measure text:kind="unit">"</text:measure><text:measure text:kind="gap"/>Box Width</text:p>
        </draw:measure>
        <draw:measure draw:style-name="gr4" draw:text-style-name="P3" draw:layer="measurelines" svg:x1="4.067cm" svg:y1="12.43cm" svg:x2="4.067cm" svg:y2="6.397cm">
          <text:p text:style-name="P5"><text:measure text:kind="gap"/><text:measure text:kind="value">2.38</text:measure><text:s/><text:measure text:kind="unit">"</text:measure><text:measure text:kind="gap"/>Box Height</text:p>
          <text:p text:style-name="P5"/>
        </draw:measure>
        <draw:frame draw:style-name="gr1" draw:text-style-name="P6" draw:layer="layout" svg:width="17.562cm" svg:height="0.806cm" svg:x="1.285cm" svg:y="16.51cm">
          <draw:text-box>
            <text:p><text:span text:style-name="T2">Left Pad = “Left Margin” + ( (“Box Width” – 2 * “Left Margin”) – “Text Width”) /2</text:span></text:p>
          </draw:text-box>
        </draw:frame>
        <draw:frame draw:style-name="gr1" draw:text-style-name="P6" draw:layer="layout" svg:width="19.899cm" svg:height="0.806cm" svg:x="1.285cm" svg:y="17.41cm">
          <draw:text-box>
            <text:p><text:span text:style-name="T2">Top Pad (Line #1) = “Top Margin” + ( (“Box Height” – 2 * “Top Margin”) – “Text Height”) /2</text:span></text:p>
          </draw:text-box>
        </draw:frame>
        <draw:frame draw:style-name="gr1" draw:text-style-name="P6" draw:layer="layout" svg:width="20.703cm" svg:height="0.806cm" svg:x="1.286cm" svg:y="18.31cm">
          <draw:text-box>
            <text:p><text:span text:style-name="T2">Top Pad (Line #n) = “Top Margin” + ( (“Box Height” – 2 * “Top Margin”) – “Text Height” x n) /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31T16:28:31.406000000</meta:creation-date>
    <dc:date>2020-10-31T17:07:42.641000000</dc:date>
    <meta:editing-duration>PT39M13S</meta:editing-duration>
    <meta:editing-cycles>6</meta:editing-cycles>
    <meta:generator>LibreOffice/7.0.0.3$Windows_X86_64 LibreOffice_project/8061b3e9204bef6b321a21033174034a5e2ea88e</meta:generator>
    <meta:document-statistic meta:object-count="15"/>
  </office:meta>
</office:document-meta>
</file>